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54.38mm"/>
    </style:style>
    <style:style style:name="co5" style:family="table-column">
      <style:table-column-properties fo:break-before="auto" style:column-width="90.45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184.9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5.61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7.68mm" fo:break-before="auto" style:use-optimal-row-height="false"/>
    </style:style>
    <style:style style:name="ro5" style:family="table-row">
      <style:table-row-properties style:row-height="39.95mm" fo:break-before="auto" style:use-optimal-row-height="false"/>
    </style:style>
    <style:style style:name="ro6" style:family="table-row">
      <style:table-row-properties style:row-height="47.1mm" fo:break-before="auto" style:use-optimal-row-height="false"/>
    </style:style>
    <style:style style:name="ro7" style:family="table-row">
      <style:table-row-properties style:row-height="35.19mm" fo:break-before="auto" style:use-optimal-row-height="false"/>
    </style:style>
    <style:style style:name="ro8" style:family="table-row">
      <style:table-row-properties style:row-height="4.9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6pt"/>
    </style:style>
    <style:style style:name="ce3" style:family="table-cell" style:parent-style-name="Default">
      <style:text-properties style:font-name="Arial" fo:font-size="6pt" style:font-name-asian="Courier New" style:font-size-asian="11pt" style:language-asian="en" style:country-asian="US" style:font-name-complex="Courier New" style:font-size-complex="6.25pt" style:language-complex="en" style:country-complex="US"/>
    </style:style>
    <style:style style:name="ce4" style:family="table-cell" style:parent-style-name="Default">
      <style:text-properties style:font-name="Arial" fo:font-size="6pt" style:language-asian="en" style:country-asian="US" style:language-complex="en" style:country-complex="US"/>
    </style:style>
    <style:style style:name="ce5" style:family="table-cell" style:parent-style-name="Default">
      <style:text-properties style:font-name="Courier New" fo:font-size="11pt" style:font-name-asian="Courier New" style:font-size-asian="11pt" style:language-asian="en" style:country-asian="US" style:font-name-complex="Courier New" style:font-size-complex="6.25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mpl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picTit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picTy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string" calcext:value-type="string">
            <text:p>ScenarioIntro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cenarioIntro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Introduct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3" office:value-type="string" calcext:value-type="string">
            <text:p>Welcome to your Katacoda Foswiki environment! </text:p>
            <text:p/>
            <text:p> Foswiki topic text is presented in the browser inside a container that is referred to as: the skin. The skin is defined through a collection of files and topics that contain a mixture of html, TML, and macros. </text:p>
            <text:p>These files and topics are referred to as template files and template topics, templates for short.  </text:p>
            <text:p/>
            <text:p>In this scenario we will explore the template mechanism supported by Foswiki.</text:p>
            <text:p>%INCLUDE{ “KatacodaCourses.IntroFooter” }%</text:p>
          </table:table-cell>
        </table:table-row>
        <table:table-row table:style-name="ro3">
          <table:table-cell office:value-type="string" calcext:value-type="string">
            <text:p>ScenarioFinish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cenarioFinish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Conclus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4" office:value-type="string" calcext:value-type="string">
            <text:p>That completes Scenario 5, Templates.</text:p>
            <text:p>%INCLUDE{ "KatacodaCourses/Foswiki1/Preamble.ScenarioFinish" section="summary" }%</text:p>
          </table:table-cell>
        </table:table-row>
        <table:table-row table:style-name="ro4">
          <table:table-cell office:value-type="string" calcext:value-type="string">
            <text:p>ScenarioStep01</text:p>
          </table:table-cell>
          <table:table-cell office:value-type="string" calcext:value-type="string">
            <text:p>step01</text:p>
          </table:table-cell>
          <table:table-cell office:value-type="string" calcext:value-type="string">
            <text:p>ScenarioStep01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Template directive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3" office:value-type="string" calcext:value-type="string">
            <text:p>---++ _Template directives_</text:p>
            <text:p>In the context of a template, Foswiki expands a handful of special macros that are similar to meta data.</text:p>
            <text:p>These macros are called template directives. Template directives all have the form _%TMPL:directive{"identifier"}%_.</text:p>
            <text:p/>
            <text:p>There are five template directives:</text:p>
            <text:p/>
            <text:p>| *Name* | *Purpose* |</text:p>
            <text:p>|--------|-----------|</text:p>
            <text:p>| _P_      |Places the string associated with the _identifier_ in the output stream. | </text:p>
            <text:p>| _DEF_ |Defines a string of text of any form (html, TML  and text) and associates that string with the _identifier_ .  The string is terminated by  the template macro: _%TMPL:END%_. |</text:p>
            <text:p>| _END_ |Terminates the _%TMPL:DEF{ "identifier" }%_ |</text:p>
            <text:p>| _INCLUDE_ |Includes another template in the current template file. |</text:p>
            <text:p>| _&amp;lt;nothing&gt;_ |A special macro that is treated as a comment. All text inside _%{_ and _}%_ is ignored, including new lines |</text:p>
            <text:p/>
            <text:p>Template expansion starts from the first _%TMPL:P{...}%_ directive encountered in the templates as they are expanded.</text:p>
            <text:p>In the default _view_ case that directive is `%TMPL:P{"document"}%` in the included _templates/foswiki.tmpl_.</text:p>
            <text:p>Check it out with:</text:p>
            <text:p>&lt;code&gt;less -N /var/www/foswiki/templates/foswiki.tmpl&lt;/code&gt;{{execute}}</text:p>
            <text:p/>
            <text:p>_document_ is defined as:</text:p>
            <text:p>&lt;code&gt;less -N -j 10 -p 'DEF\{"document"\}' /var/www/foswiki/templates/foswiki.tmpl&lt;/code&gt;{{execute}}</text:p>
            <text:p/>
            <text:p>You can see the structure of the html page reflected in the macros that are evaluated. First the _htmldoctype_ is emitted which is defined as:</text:p>
            <text:p>&lt;code&gt;less -N -j 10 -p 'DEF\{"htmldoctype"\}' /var/www/foswiki/templates/foswiki.tmpl&lt;/code&gt;{{execute}}</text:p>
            <text:p/>
            <text:p>This is followed by the _htmlstart_, which is not defined in the default set of templates.</text:p>
            <text:p>The expansion of undefined templates is quietly skipped.  Then _head_ is emitted, defined as:</text:p>
            <text:p>&lt;code&gt;less -N -j 10 -p 'DEF\{"head"\}' /var/www/foswiki/templates/foswiki.tmpl&lt;/code&gt;{{execute}}</text:p>
            <text:p/>
            <text:p>Next comes _bodystart_,  defined as:</text:p>
            <text:p>&lt;code&gt;less -N -j 10 -p 'DEF\{"bodystart"\}' /var/www/foswiki/templates/foswiki.tmpl&lt;/code&gt;{{execute}}</text:p>
            <text:p/>
            <text:p>Followed by _main_ defined as:</text:p>
            <text:p>&lt;code&gt;less -N -j 10 -p 'DEF\{"main"\}' /var/www/foswiki/templates/foswiki.tmpl&lt;/code&gt;{{execute}}</text:p>
            <text:p/>
            <text:p>then _bodyend_:</text:p>
            <text:p>&lt;code&gt;less -N -j 10 -p 'DEF\{"bodyend"\}' /var/www/foswiki/templates/foswiki.tmpl&lt;/code&gt;{{execute}}</text:p>
            <text:p/>
            <text:p>and finally _htmlend_, which does not have a definition in the default template files.</text:p>
            <text:p/>
            <text:p>The examples above are taken directly from the _foswiki.tmpl_ file in the _Foswikiroot/templates_ directory. They illustrate a few things:</text:p>
            <text:p>   * Empty definitions are OK and do not emit anything. They are silently ignored.</text:p>
            <text:p>   * Definitions can in turn have new _%TMPL:P{...}%_ directives, which are potentially defined in another template file or topic.</text:p>
            <text:p>   * Definitions can contain normal macros like: _%GMTIME%, %TOPIC%_ and so on. </text:p>
            <text:p>   * As a guide, the display of content is defined in the _contentwrapper_. </text:p>
            <text:p/>
          </table:table-cell>
        </table:table-row>
        <table:table-row table:style-name="ro5">
          <table:table-cell office:value-type="string" calcext:value-type="string">
            <text:p>ScenarioStep02</text:p>
          </table:table-cell>
          <table:table-cell office:value-type="string" calcext:value-type="string">
            <text:p>step02</text:p>
          </table:table-cell>
          <table:table-cell office:value-type="string" calcext:value-type="string">
            <text:p>ScenarioStep02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Find a template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5" office:value-type="string" calcext:value-type="string">
            <text:p>---++ _To find a template_ </text:p>
            <text:p>What template is used is in the first instance defined by the skin defined by the _SKIN_ preference.</text:p>
            <text:p>There is an extensive naming and location scheme for templates which is roughly (for details see the documentation):</text:p>
            <text:p/>
            <text:p>1.   check whether the template occurs as a file in the _Foswikiroot/templates_ directory (Set in _configure_ through _{TemplatePath}_</text:p>
            <text:p>1.   check whether the template occurs as a topic in the current web </text:p>
            <text:p>1.   check whether the template occurs as a topic in the System web</text:p>
            <text:p/>
            <text:p>The __first__ occurrence of the template is used. </text:p>
            <text:p/>
            <text:p>The name of the template is derived from the context as: </text:p>
            <text:p>   * `&lt;script(view|edit)&gt; . &lt;skin&gt; . tmpl&lt;/code&gt; for filenames. Example: _view.pattern.tmpl_ </text:p>
            <text:p>   * `&lt;skin&gt; . Skin . &lt;script(view|edit)&gt; . Template&lt;/code&gt; for topic names. Example: _PatternSkinViewTemplate_. </text:p>
            <text:p>      *  &lt;skin&gt; may be undefined, in which case the names become: _view.tmpl_ for the file and _ViewTemplate_ for the topic. </text:p>
            <text:p/>
            <text:p>Template processing starts with a particular template file.</text:p>
            <text:p>If the _SKIN_ preference is not set (&lt;code&gt;SKIN =` ), that would be _view.tmpl_ in the _Foswikiroot/templates_ directory for viewing a topic.</text:p>
            <text:p>And _edit.tmpl_ for editing a topic.</text:p>
            <text:p>   * &lt;code&gt;less /var/www/foswiki/templates/view.tmpl&lt;/code&gt;{{execute}}</text:p>
            <text:p>The first line in _view.tmpl_ is  `%TMPL:INCLUDE{"foswiki"}%` which ends with the line `%TMPL:P{"document"}%`</text:p>
            <text:p>thereby starting the emission of the html.</text:p>
            <text:p/>
            <text:p>The _SKIN_ preference can be a list of skins like: &lt;code&gt;SKIN = natedit, pattern&lt;/code&gt;.</text:p>
            <text:p>In that case the name of the template in the scheme above will first be tried with _natedit_ and if that file and topic is not found,</text:p>
            <text:p>the search continues with _pattern_</text:p>
            <text:p>   * &lt;code&gt;less /var/www/foswiki/templates/view.pattern.tmpl&lt;/code&gt;{{execute}}</text:p>
            <text:p>   * &lt;code&gt;less /var/www/foswiki/templates/edit.natedit.tmpl&lt;/code&gt;{{execute}}</text:p>
            <text:p/>
            <text:p>The set of templates in the _Foswikiroot/templates_ directory is complete and consistent for the operation of Foswiki.</text:p>
            <text:p>The presentation achieved with these templates is considered plain and various skins are available as contributions on the Foswiki website.</text:p>
            <text:p>Foswiki is shipped with the _pattern_ skin when installed out-of-the-box.</text:p>
            <text:p/>
            <text:p>Templates are processed conceptually in two passes.  The first pass creates all the definitions.</text:p>
            <text:p>Template definitions can be repeated between template files. When this occurs, the __last__ definition will be the one applied.</text:p>
            <text:p/>
          </table:table-cell>
        </table:table-row>
        <table:table-row table:style-name="ro6">
          <table:table-cell office:value-type="string" calcext:value-type="string">
            <text:p>ScenarioStep03</text:p>
          </table:table-cell>
          <table:table-cell office:value-type="string" calcext:value-type="string">
            <text:p>step03</text:p>
          </table:table-cell>
          <table:table-cell office:value-type="string" calcext:value-type="string">
            <text:p>ScenarioStep03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Customise a ski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6" office:value-type="string" calcext:value-type="string">
            <text:p>---++ _Customising a skin with templates_</text:p>
            <text:p>The definition and customisation of a skin is well documented. Customisation requires an entry point in the template file hierarchy.</text:p>
            <text:p>This is most conveniently achieved by adding the name of your skin to the _SKIN_ preference like: &lt;code&gt;SKIN = myskin, pattern&lt;/code&gt;.</text:p>
            <text:p>This will ask Foswiki to look for:</text:p>
            <text:p>   * _view.myskin.tmpl_ or _edit.myskin.tmpl_ in the _Foswikiroot/templates_ directory</text:p>
            <text:p>   * _MyskinSkinViewTemplate_ or _MyskinSkinEditTemplate_ in the current web or the _System_ web</text:p>
            <text:p/>
            <text:p>As an exercise: remove the remove the _Edit_ link from the bottom of the topic.</text:p>
            <text:p>You need to override the definition of the _edit&amp;lowbar;topic&amp;lowbar;link_ directive.</text:p>
            <text:p>That directive is defined in the _viewtopicactionbuttons.tmpl_ file</text:p>
            <text:p>`./tracetmpl.pl /var/www/foswiki/templates/viewtopicactionbuttons.tmpl | less -N -j 10 -p '-- edit_topic_link --'`{{execute}}</text:p>
            <text:p/>
            <text:p>The directive can be redefined in a local _Sandbox.MyskinSkinViewTemplate_ with:</text:p>
            <text:p/>
            <text:p>&lt;verbatim&gt;</text:p>
            <text:p>%TMPL:INCLUDE{"view"}% </text:p>
            <text:p>%TMPL:DEF{"edit_topic_link"}%%TMPL:END% </text:p>
            <text:p>&lt;verbatim&gt;{{copy}}</text:p>
            <text:p/>
            <text:p>To activate the definition in a topic, you need to add</text:p>
            <text:p>&lt;verbatim&gt;</text:p>
            <text:p>   * Set SKIN = myskin, pattern</text:p>
            <text:p>&lt;verbatim&gt;{{copy}}</text:p>
            <text:p>to the topic. To activate it for the whole the web, you need to paste the statement in _Sandbox.WebPreferences_</text:p>
            <text:p/>
            <text:p>If you want to remove the separator as well, you need to change the definition of _action&amp;lowbar;activatable&amp;lowbar;edit&amp;lowbar;or&amp;lowbar;create_</text:p>
            <text:p>`./tracetmpl.pl /var/www/foswiki/templates/viewtopicactionbuttons.tmpl | less -N -j 10 -p '-- action_activatable_edit_or_create --'`{{execute}}</text:p>
            <text:p/>
            <text:p/>
            <text:p>Run the following command and check the Sandbox.SolutionMetaDataStep1 page.</text:p>
            <text:p/>
            <text:p>&lt;code&gt;tar xvzf /root/SolutionTemplates.tgz -C /var/www/foswiki/data/Sandbox --wildcards SolutionTemplatesStep3* MyskinSkinViewTemplate*&lt;/code&gt;{{execute}}</text:p>
          </table:table-cell>
        </table:table-row>
        <table:table-row table:style-name="ro6">
          <table:table-cell office:value-type="string" calcext:value-type="string">
            <text:p>ScenarioStep04</text:p>
          </table:table-cell>
          <table:table-cell office:value-type="string" calcext:value-type="string">
            <text:p>step04</text:p>
          </table:table-cell>
          <table:table-cell office:value-type="string" calcext:value-type="string">
            <text:p>ScenarioStep04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Developing template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7" office:value-type="string" calcext:value-type="string">
            <text:p>---++ _Developing templates_</text:p>
            <text:p>The references will help you further if you want to understand and develop templates.</text:p>
            <text:p>Templates can be daunting to unravel and understand.</text:p>
            <text:p>The following _perl_ script (_tracetmpl.pl_) can help you to get a summary of a template file.</text:p>
            <text:p>&lt;code&gt;less -N tracetmpl.pl&lt;/code&gt;{{execute}}</text:p>
            <text:p/>
            <text:p>Run the script with a template file name as the parameter and you will see that most templates are full of definitions</text:p>
            <text:p>and very few first level active directives. For instance:</text:p>
            <text:p>`./tracetmpl.pl /var/www/foswiki/templates/edit.tmpl |less&lt;/code&gt;{{execute}}</text:p>
            <text:p>shows only one include statement. The rest are definitions.</text:p>
            <text:p>&lt;verbatim&gt;</text:p>
            <text:p>---------- ACTIONS ----------</text:p>
            <text:p>%TMPL:INCLUDE{"foswiki"}%</text:p>
            <text:p>&lt;verbatim&gt;</text:p>
            <text:p/>
            <text:p>A more active version of this mechanism is documented in the _System.SkinTemplates_ topic under Debugging.</text:p>
            <text:p>The module handling the template expansion has a trace mode. Change the TRACE constant value in _lib/Foswiki/Templates.pm_  from 0 to 1.</text:p>
            <text:p>&lt;code&gt;less -N -j 10 -p 'TRACE =&gt; ' /var/www/foswiki/lib/Foswiki/Templates.pm&lt;/code&gt;{{execute}}</text:p>
            <text:p>and the directivename responsible for each part of the generated html will be included in the html.</text:p>
            <text:p>Use _View&gt;Source_ in your browser and you will see comments like this in the source:</text:p>
            <text:p>&lt;verbatim&gt;</text:p>
            <text:p>&lt;!--directivename--&gt; emitted html &lt;!--/directivename--&gt;</text:p>
            <text:p>&lt;verbatim&gt;</text:p>
            <text:p>This setting will lead to some mangled html and the display will be affected.</text:p>
            <text:p/>
          </table:table-cell>
        </table:table-row>
        <table:table-row table:style-name="ro7">
          <table:table-cell office:value-type="string" calcext:value-type="string">
            <text:p>ScenarioStep05</text:p>
          </table:table-cell>
          <table:table-cell office:value-type="string" calcext:value-type="string">
            <text:p>step05</text:p>
          </table:table-cell>
          <table:table-cell office:value-type="string" calcext:value-type="string">
            <text:p>ScenarioStep05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Reference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7" office:value-type="string" calcext:value-type="string">
            <text:p>---++ _References_</text:p>
            <text:p>   * [[https://[[HOST_SUBDOMAIN]]-80-[[KATACODA_HOST]].environments.katacoda.com/foswiki/System/SkinTemplates][SkinTemplates]] for a description of template macros and their expansion. At the bottom of the page are tips for developing new templates and an overview of defaults.</text:p>
            <text:p>   * [[https://[[HOST_SUBDOMAIN]]-80-[[KATACODA_HOST]].environments.katacoda.com/foswiki/System/Skins][Skins]] for a description how to define and customise a skin.</text:p>
          </table:table-cell>
        </table:table-row>
        <table:table-row table:style-name="ro8" table:number-rows-repeated="1048567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7:27:08.85393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van Oosterhout</meta:initial-creator>
    <meta:creation-date>2021-05-23T21:04:13.18</meta:creation-date>
    <dc:date>2021-05-25T17:51:21.224607151</dc:date>
    <meta:editing-duration>PT28M51S</meta:editing-duration>
    <meta:editing-cycles>6</meta:editing-cycles>
    <meta:generator>LibreOffice/6.0.7.3$Linux_x86 LibreOffice_project/00m0$Build-3</meta:generator>
    <meta:document-statistic meta:table-count="3" meta:cell-count="64" meta:object-count="0"/>
  </office:meta>
</office:document-meta>
</file>